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officeooo:rsid="000b77fb" officeooo:paragraph-rsid="000b77fb" style:font-weight-asian="bold" style:font-weight-complex="bold"/>
    </style:style>
    <style:style style:name="P3" style:family="paragraph" style:parent-style-name="Text_20_body">
      <style:text-properties fo:font-weight="bold" officeooo:rsid="000ed685" officeooo:paragraph-rsid="000ed685" style:font-weight-asian="bold" style:font-weight-complex="bold"/>
    </style:style>
    <style:style style:name="P4" style:family="paragraph" style:parent-style-name="Text_20_body">
      <style:text-properties officeooo:rsid="00099974" officeooo:paragraph-rsid="00099974"/>
    </style:style>
    <style:style style:name="T1" style:family="text">
      <style:text-properties fo:font-weight="bold"/>
    </style:style>
    <style:style style:name="T2" style:family="text">
      <style:text-properties style:text-position="-33% 80%"/>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officeooo:rsid="000ed685"/>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d6235" style:font-style-asian="italic" style:font-weight-asian="normal" style:font-style-complex="italic" style:font-weight-complex="normal"/>
    </style:style>
    <style:style style:name="T9" style:family="text">
      <style:text-properties fo:font-style="italic" fo:font-weight="normal" officeooo:rsid="000ed685" style:font-style-asian="italic" style:font-weight-asian="normal" style:font-style-complex="italic" style:font-weight-complex="normal"/>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pseudocode was copied from the Wikipedia article “</text:span><text:a xlink:type="simple" xlink:href="https://en.wikipedia.org/w/index.php?title=Misra_&amp;_Gries_edge_coloring_algorithm&amp;oldid=652698160" text:style-name="Internet_20_link" text:visited-style-name="Visited_20_Internet_20_Link"><text:span text:style-name="T1">Misra &amp; Gries edge coloring algorithm</text:span></text:a><text:span text:style-name="T1">”</text:span></text:p>
      <text:p text:style-name="Text_20_body"><text:span text:style-name="T1">Input:</text:span> A graph G.</text:p>
      <text:p text:style-name="Text_20_body"><text:span text:style-name="T1">Output:</text:span> A proper coloring c of the edges of G</text:p>
      <text:p text:style-name="Text_20_body">Let U := E(G)</text:p>
      <text:p text:style-name="Text_20_body"><text:span text:style-name="T1">while</text:span> U ≠ ∅ <text:span text:style-name="T1">do</text:span></text:p>
      <text:list xml:id="list4482527899910581507" text:style-name="L1">
        <text:list-item>
          <text:p text:style-name="P1">Let (u,v) be any edge in U. </text:p>
        </text:list-item>
        <text:list-item>
          <text:p text:style-name="P1">Let F[1:k] be a maximal fan of u starting at F[1]=v. </text:p>
        </text:list-item>
        <text:list-item>
          <text:p text:style-name="P1">Let c be a color that is free on u and d be a color that is free on F[k]. </text:p>
        </text:list-item>
        <text:list-item>
          <text:p text:style-name="P1">Invert the cd<text:span text:style-name="T2">u</text:span> path </text:p>
        </text:list-item>
        <text:list-item>
          <text:p text:style-name="P1">Let w ∈ V(G) be such that w ∈ F, F'=[F[1]...w] is a fan and d is free on w. </text:p>
        </text:list-item>
        <text:list-item>
          <text:p text:style-name="P1">Rotate F' and set c(u,w)=d. </text:p>
        </text:list-item>
        <text:list-item>
          <text:p text:style-name="P1">U := U - {(u,v)} </text:p>
        </text:list-item>
      </text:list>
      <text:p text:style-name="Text_20_body">end while</text:p>
      <text:p text:style-name="P2">Explanation <text:span text:style-name="T6">of terms</text:span>:<text:span text:style-name="T3"> A </text:span><text:span text:style-name="T7">fan</text:span><text:span text:style-name="T3">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wice). </text:span><text:span text:style-name="T4">A fan is </text:span><text:span text:style-name="T8">rotated</text:span><text:span text:style-name="T4"> by rotating the colors, or lack thereof, through the edges in the fan: for a fan on vertex a, the color of edge (a,b) is set to the color of edge (a,c), the color of edge (a,c) is set to that of (a,d), … and the color of edge (a,z) is set to that of (a,b). </text:span><text:span text:style-name="T9">Inverting</text:span><text:span text:style-name="T5"> a path simply switches between two colors, c and </text:span><text:soft-page-break/><text:span text:style-name="T5">d: every edge that had color c gets color d and every edge that had color d gets color c.</text:span></text:p>
      <text:p text:style-name="P3">Explanation of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19M43S</meta:editing-duration>
    <meta:editing-cycles>8</meta:editing-cycles>
    <meta:generator>LibreOffice/4.4.3.2$Linux_X86_64 LibreOffice_project/88805f81e9fe61362df02b9941de8e38a9b5fd16</meta:generator>
    <meta:initial-creator>James Dearing</meta:initial-creator>
    <dc:date>2015-06-01T08:41:18.780449268</dc:date>
    <dc:creator>James Dearing</dc:creator>
    <meta:document-statistic meta:table-count="0" meta:image-count="0" meta:object-count="0" meta:page-count="2" meta:paragraph-count="15" meta:word-count="294" meta:character-count="1349" meta:non-whitespace-character-count="1070"/>
    <meta:template xlink:type="simple" xlink:actuate="onRequest" xlink:title="School essay" xlink:href="../../../.config/libreoffice/4/user/template/School%20essay.ott" meta:date="2015-06-01T08:21:31.489624231"/>
  </office:meta>
</office:document-meta>
</file>